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style-name="Normalny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style-name="Normalny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noszę swe oczy</text:span><text:span text:style-name="T1"><text:line-break/></text:span><text:span text:style-name="T1">ku górom</text:span><text:span text:style-name="T1"><text:line-break/></text:span><text:span text:style-name="T1">Skądże nadejdzie</text:span><text:span text:style-name="T1"><text:line-break/></text:span><text:span text:style-name="T1">mi pomoc</text:span><text:span text:style-name="T1"><text:line-break/></text:span><text:span text:style-name="T1">Pomoc mi przyjdzie</text:span><text:span text:style-name="T1"><text:line-break/></text:span><text:span text:style-name="T1">od Pana, Co stworzył</text:span><text:span text:style-name="T1"><text:line-break/></text:span><text:span text:style-name="T1">niebo i ziem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.001cm" svg:height="21cm" svg:x="-0.001cm" svg:y="-0.001cm" presentation:class="title" presentation:user-transformed="true">
          <draw:text-box>
            <text:p text:style-name="P1"><text:span text:style-name="T1">Pan Cię strzeże...</text:span><text:span text:style-name="T1"><text:line-break/></text:span><text:span text:style-name="T1">Pan twoim cieniem,</text:span><text:span text:style-name="T1"><text:line-break/></text:span><text:span text:style-name="T1">przy boku</text:span><text:span text:style-name="T1"><text:line-break/></text:span><text:span text:style-name="T1">twym prawy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12T17:24:02</meta:creation-date>
    <dc:date>2013-05-28T18:05:22.23</dc:date>
    <dc:language>pl-PL</dc:language>
    <meta:editing-cycles>6</meta:editing-cycles>
    <meta:editing-duration>PT5M1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